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9.7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aad"/>
    </style:style>
    <style:style style:name="ce2" style:family="table-cell" style:parent-style-name="Default">
      <style:table-cell-properties fo:background-color="#72bf44"/>
    </style:style>
    <style:style style:name="ce3" style:family="table-cell" style:parent-style-name="Default">
      <style:table-cell-properties fo:background-color="#faa61a"/>
    </style:style>
    <style:style style:name="ce4" style:family="table-cell" style:parent-style-name="Default">
      <style:table-cell-properties fo:background-color="#ef413d"/>
    </style:style>
    <style:style style:name="ce5" style:family="table-cell" style:parent-style-name="Default">
      <style:table-cell-properties fo:background-color="#8f187c"/>
    </style:style>
    <style:style style:name="ce6" style:family="table-cell" style:parent-style-name="Default">
      <style:table-cell-properties fo:background-color="#fff450"/>
    </style:style>
    <style:style style:name="ce7" style:family="table-cell" style:parent-style-name="Default">
      <style:table-cell-properties fo:background-color="#00888a"/>
    </style:style>
    <style:style style:name="T1" style:family="text">
      <style:text-properties style:font-name=""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2 </text:p>
          </table:table-cell>
          <table:table-cell office:value-type="string" calcext:value-type="string">
            <text:p>X1 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M</text:p>
          </table:table-cell>
          <table:table-cell table:number-columns-repeated="6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1x0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,0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1,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3x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,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,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,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,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4=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1x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,0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1,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3x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,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,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,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,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4=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/>
          <table:table-cell office:value-type="string" calcext:value-type="string">
            <text:p>x3’x2’x1’x0’x4’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x3’x2x1’x0x4’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/>
          <table:table-cell office:value-type="string" calcext:value-type="string">
            <text:p>x3x2x1x0x4’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/>
          <table:table-cell office:value-type="string" calcext:value-type="string">
            <text:p>x3x2’x1x0’x4’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5"/>
          <table:table-cell office:value-type="string" calcext:value-type="string">
            <text:p>x3’x2x1’x0’x4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6"/>
          <table:table-cell office:value-type="string" calcext:value-type="string">
            <text:p>x3x2’x1’x0x4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7"/>
          <table:table-cell office:value-type="string" calcext:value-type="string">
            <text:p>x3x2x1x0’x4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2">
          <table:table-cell table:number-columns-repeated="7"/>
          <table:table-cell office:value-type="string" calcext:value-type="string">
            <text:p>M=</text:p>
          </table:table-cell>
          <table:table-cell office:value-type="string" calcext:value-type="string">
            <text:p><text:span text:style-name="T1">x3’x2’x1’x0’x4’+</text:span></text:p>
            <text:p><text:span text:style-name="T1">x3’x2x1’x0x4’+</text:span></text:p>
            <text:p><text:span text:style-name="T1">x3x2x1x0x4’+</text:span></text:p>
            <text:p><text:span text:style-name="T1">x3x2’x1x0’x4’+</text:span></text:p>
            <text:p><text:span text:style-name="T1">x3’x2x1’x0’x4+</text:span></text:p>
            <text:p><text:span text:style-name="T1">x3x2’x1’x0x4+</text:span></text:p>
            <text:p><text:span text:style-name="T1">x3x2x1x0’x4+</text:span></text:p>
            <text:p><text:span text:style-name="T1"/></text:p>
            <text:p><text:span text:style-name="T1"/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15:57:29.566029301</meta:creation-date>
    <dc:date>2020-05-28T16:44:52.003985091</dc:date>
    <meta:editing-duration>PT46M</meta:editing-duration>
    <meta:editing-cycles>7</meta:editing-cycles>
    <meta:generator>LibreOffice/6.0.7.3$Linux_X86_64 LibreOffice_project/00m0$Build-3</meta:generator>
    <meta:document-statistic meta:table-count="1" meta:cell-count="294" meta:object-count="0"/>
  </office:meta>
</office:document-meta>
</file>